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Noto Sans" svg:font-family="'Noto Sans', sans-serif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>
      <style:text-properties fo:color="#000000" style:font-name="Carlito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3" style:family="paragraph" style:parent-style-name="Standard">
      <style:text-properties fo:color="#000000" style:font-name="Carlito" fo:font-size="11pt" fo:font-style="normal" fo:font-weight="normal" officeooo:paragraph-rsid="001eb5dd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>
      <style:text-properties fo:color="#000000" fo:font-size="11pt" style:font-size-asian="11pt" style:font-size-complex="11pt"/>
    </style:style>
    <style:style style:name="P5" style:family="paragraph" style:parent-style-name="Standard">
      <style:text-properties fo:font-variant="normal" fo:text-transform="none" fo:color="#000000" style:font-name="Arial" fo:font-size="11pt" fo:letter-spacing="normal" fo:font-style="normal" fo:font-weight="normal" officeooo:paragraph-rsid="0020c9d7" style:font-size-asian="11pt" style:font-size-complex="11pt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</style:style>
    <style:style style:name="P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T1" style:family="text">
      <style:text-properties fo:font-variant="normal" fo:text-transform="none" fo:color="#ffffff" fo:font-size="12.75pt" fo:letter-spacing="normal"/>
    </style:style>
    <style:style style:name="T2" style:family="text">
      <style:text-properties fo:font-variant="normal" fo:text-transform="none" fo:color="#ffffff" fo:letter-spacing="normal"/>
    </style:style>
    <style:style style:name="T3" style:family="text">
      <style:text-properties fo:font-variant="normal" fo:text-transform="none" fo:color="#000000" fo:font-size="12.75pt" fo:letter-spacing="normal"/>
    </style:style>
    <style:style style:name="T4" style:family="text">
      <style:text-properties fo:font-variant="normal" fo:text-transform="none" fo:color="#000000" fo:letter-spacing="normal"/>
    </style:style>
    <style:style style:name="T5" style:family="text">
      <style:text-properties fo:font-variant="normal" fo:text-transform="none" fo:color="#000000" style:font-name="Carlito" fo:font-size="11pt" fo:letter-spacing="normal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00000" style:font-name="Carlito" fo:font-size="11pt" fo:letter-spacing="normal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fo:color="#000000" style:font-name="Carlito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8" style:family="text">
      <style:text-properties fo:font-variant="normal" fo:text-transform="none" fo:color="#000000" style:font-name="Carlito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font-name="Carlito" fo:font-size="11pt" fo:letter-spacing="normal" fo:font-style="normal" style:text-underline-style="none" fo:font-weight="normal" style:text-blinking="false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font-name="Carlito" fo:font-size="11pt" fo:letter-spacing="normal" fo:font-style="normal" style:text-underline-style="none" fo:font-weight="bold" style:text-blinking="false" fo:background-color="#ffffff" loext:char-shading-value="0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font-name="Carlito" fo:font-size="11pt" fo:letter-spacing="normal" fo:font-style="normal" fo:font-weight="normal" style:text-blinking="false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font-name="Carlito" fo:font-size="11pt" fo:letter-spacing="normal" fo:font-style="normal" style:text-underline-style="solid" style:text-underline-width="auto" style:text-underline-color="font-color" fo:font-weight="normal" style:text-blinking="false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font-name="Carlito" fo:font-size="11pt" fo:letter-spacing="normal" fo:font-style="italic" style:text-underline-style="none" fo:font-weight="normal" style:text-blinking="false" fo:background-color="#ffffff" loext:char-shading-value="0" style:font-size-asian="11pt" style:font-style-asian="italic" style:font-weight-asian="normal" style:font-size-complex="11pt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Carlito" fo:letter-spacing="normal" fo:font-style="normal" style:text-underline-style="none" fo:font-weight="normal" style:text-blinking="false" fo:background-color="#ffffff" loext:char-shading-value="0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000000" style:text-line-through-style="solid" style:text-line-through-type="single" style:font-name="Carlito" fo:font-size="11pt" fo:letter-spacing="normal" fo:font-style="normal" style:text-underline-style="none" fo:font-weight="normal" style:text-blinking="false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variant="normal" fo:text-transform="none" fo:color="#222222" style:font-name="Carlito" fo:font-size="10.5pt" fo:letter-spacing="normal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variant="normal" fo:text-transform="none" fo:color="#222222" style:font-name="Carlito" fo:font-size="10.5pt" fo:letter-spacing="normal" fo:font-style="normal" style:font-style-asian="normal" style:font-style-complex="normal"/>
    </style:style>
    <style:style style:name="T18" style:family="text">
      <style:text-properties fo:font-variant="normal" fo:text-transform="none" fo:color="#222222" style:font-name="Carlito" fo:font-size="10.5pt" fo:letter-spacing="normal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variant="normal" fo:text-transform="none" fo:color="#222222" style:font-name="Carlito" fo:letter-spacing="normal" fo:font-style="normal" style:font-style-asian="normal" style:font-style-complex="normal"/>
    </style:style>
    <style:style style:name="T20" style:family="text">
      <style:text-properties fo:font-variant="normal" fo:text-transform="none" fo:color="#222222" style:font-name="Carlito" fo:letter-spacing="normal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variant="normal" fo:text-transform="none" fo:color="#222222" style:font-name="Carlito" fo:letter-spacing="normal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color="#222222" style:font-name="Carlito" fo:font-size="11pt" fo:letter-spacing="normal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fo:font-variant="normal" fo:text-transform="none" fo:color="#0b0080" style:text-line-through-style="none" style:text-line-through-type="none" style:font-name="Carlito" fo:font-size="10.5pt" fo:letter-spacing="normal" fo:font-style="normal" style:text-underline-style="none" fo:font-weight="normal" style:text-blinking="false" fo:background-color="#ffffff" loext:char-shading-value="0" style:font-style-asian="normal" style:font-weight-asian="normal" style:font-style-complex="normal" style:font-weight-complex="normal"/>
    </style:style>
    <style:style style:name="T24" style:family="text">
      <style:text-properties fo:font-variant="normal" fo:text-transform="none" fo:color="#0b0080" style:text-line-through-style="none" style:text-line-through-type="none" style:font-name="Carlito" fo:font-size="10.5pt" fo:letter-spacing="normal" fo:font-style="normal" style:text-underline-style="none" style:text-blinking="false" fo:background-color="#ffffff" loext:char-shading-value="0" style:font-style-asian="normal" style:font-style-complex="normal"/>
    </style:style>
    <style:style style:name="T25" style:family="text">
      <style:text-properties fo:font-variant="normal" fo:text-transform="none" fo:color="#0b0080" style:text-line-through-style="none" style:text-line-through-type="none" style:font-name="Carlito" fo:font-size="10.5pt" fo:letter-spacing="normal" fo:font-style="normal" style:text-underline-style="none" fo:font-weight="bold" style:text-blinking="false" fo:background-color="#ffffff" loext:char-shading-value="0" style:font-style-asian="normal" style:font-weight-asian="bold" style:font-style-complex="normal" style:font-weight-complex="bold"/>
    </style:style>
    <style:style style:name="T26" style:family="text">
      <style:text-properties fo:font-variant="normal" fo:text-transform="none" fo:color="#0b0080" style:text-line-through-style="none" style:text-line-through-type="none" style:font-name="Carlito" fo:letter-spacing="normal" fo:font-style="normal" style:text-underline-style="none" fo:font-weight="normal" style:text-blinking="false" fo:background-color="#ffffff" loext:char-shading-value="0" style:font-style-asian="normal" style:font-weight-asian="normal" style:font-style-complex="normal" style:font-weight-complex="normal"/>
    </style:style>
    <style:style style:name="T27" style:family="text">
      <style:text-properties fo:font-variant="normal" fo:text-transform="none" fo:color="#0b0080" style:text-line-through-style="none" style:text-line-through-type="none" style:font-name="Carlito" fo:font-size="11pt" fo:letter-spacing="normal" fo:font-style="normal" style:text-underline-style="none" fo:font-weight="normal" style:text-blinking="false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28" style:family="text">
      <style:text-properties fo:font-variant="normal" fo:text-transform="none" style:font-name="Carlito" fo:font-size="11pt" fo:letter-spacing="normal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29" style:family="text">
      <style:text-properties fo:font-variant="normal" fo:text-transform="none" style:text-line-through-style="none" style:text-line-through-type="none" style:font-name="Carlito" fo:font-size="11pt" fo:letter-spacing="normal" fo:font-style="normal" style:text-underline-style="none" fo:font-weight="normal" style:text-blinking="false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30" style:family="text">
      <style:text-properties fo:font-variant="normal" fo:text-transform="none" fo:letter-spacing="normal"/>
    </style:style>
    <style:style style:name="T31" style:family="text">
      <style:text-properties fo:color="#ffffff" style:font-name="Noto Sans" fo:font-size="24pt" fo:font-weight="bold"/>
    </style:style>
    <style:style style:name="T32" style:family="text">
      <style:text-properties officeooo:rsid="00209b50"/>
    </style:style>
    <style:style style:name="T33" style:family="text">
      <style:text-properties officeooo:rsid="0020c9d7"/>
    </style:style>
    <style:style style:name="T34" style:family="text">
      <style:text-properties style:font-name="Noto Sans" fo:font-size="24pt" fo:font-weight="bold"/>
    </style:style>
    <style:style style:name="T35" style:family="text">
      <style:text-properties style:font-name="Noto Sans" fo:font-size="11pt" fo:font-weight="bold" style:font-size-asian="11pt" style:font-size-complex="11pt"/>
    </style:style>
    <style:style style:name="T36" style:family="text">
      <style:text-properties style:font-name="Noto Sans" fo:font-size="11pt" style:font-size-asian="11pt" style:font-weight-asian="normal" style:font-size-complex="11pt" style:font-weight-complex="normal"/>
    </style:style>
    <style:style style:name="T37" style:family="text">
      <style:text-properties style:font-name="Noto Sans" style:font-weight-asian="normal" style:font-weight-complex="normal"/>
    </style:style>
    <style:style style:name="T38" style:family="text">
      <style:text-properties officeooo:rsid="00211b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Bailey Whitfield Diffie <text:span text:style-name="T33">est </text:span>né le 5 juin 1944 est un cryptologue américain.</text:p>
      <text:p text:style-name="P5">Après <text:span text:style-name="T33">avoir longtemps travaillé</text:span> chez Sun Microsystems, <text:span text:style-name="T33">il</text:span> a occupé pendant deux ans et demi le poste de vice-président de la sécurité de l'<text:span text:style-name="T37">ICANN</text:span> <text:span text:style-name="T33">de </text:span>2010 <text:span text:style-name="T33">à </text:span>2012. Il a également été chercheur invité (2009-2010) <text:span text:style-name="T38">puis de</text:span> 2010 <text:span text:style-name="T38">à </text:span>2012 à l'Institut Freeman Spogli Centre pour la sécurité et la coopération internationale à l' Université de Stanford , où il est actuellement chercheur de conseil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pan text:style-name="T7">Diffie-Hellman est un </text:span><text:a xlink:type="simple" xlink:href="https://fr.vikidia.org/wiki/Algorithme" text:style-name="Internet_20_link" text:visited-style-name="Visited_20_Internet_20_Link">algorithme</text:a><text:span text:style-name="T9"> </text:span><text:span text:style-name="T7">d'échange de </text:span><text:a xlink:type="simple" xlink:href="https://fr.vikidia.org/wiki/Clef" text:style-name="Internet_20_link" text:visited-style-name="Visited_20_Internet_20_Link"><text:span text:style-name="T9">clefs</text:span></text:a><text:span text:style-name="T7">: il permet à deux personnes de mettre en place un système par lequel elles pourront échanger de façon secrète. C'est le premier algorithme créé dans ce but, en 1976.</text:span></text:p>
      <text:p text:style-name="P2"/>
      <text:p text:style-name="P2">Tout le monde peut utiliser <text:span text:style-name="T32">cet </text:span>algorithme car ses brevets ont expiré.</text:p>
      <text:p text:style-name="P2"/>
      <text:p text:style-name="P3">De manière générale, un tel protocole résout les situations d'échange d'informations privée sur un réseau totalement public.</text:p>
      <text:p text:style-name="P3"><text:span text:style-name="T30">Cet algorithme a permis le développement de protocoles que l’on utilise tous les jours comme HTTPS<text:line-break/>ou d’autres moins utilisés comme AES (utilisé entre autre par Tor) ou encore le développement des cryptomonnaies comme Bitcoin ou Eth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Noto Sans" svg:font-family="'Noto Sans', sans-serif"/>
    <style:font-face style:name="sans-serif" svg:font-family="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7T10:37:27.610020166</meta:creation-date>
    <dc:date>2021-12-07T11:27:56.339900782</dc:date>
    <meta:editing-duration>PT15M25S</meta:editing-duration>
    <meta:editing-cycles>2</meta:editing-cycles>
    <meta:generator>LibreOffice/6.1.5.2$Linux_ARM_EABI LibreOffice_project/10$Build-2</meta:generator>
    <meta:document-statistic meta:table-count="0" meta:image-count="0" meta:object-count="0" meta:page-count="1" meta:paragraph-count="6" meta:word-count="180" meta:character-count="1109" meta:non-whitespace-character-count="935"/>
  </office:meta>
</office:document-meta>
</file>